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24pt" style:language-asian="pl" style:country-asian="PL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24pt" style:language-asian="pl" style:country-asian="PL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3"/>
        <table:table-column table:style-name="co1" table:number-columns-repeated="6" table:default-cell-style-name="Default"/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metr</text:p>
            <text:p>p</text:p>
          </table:table-cell>
          <table:table-cell table:style-name="Default" office:value-type="string" calcext:value-type="string">
            <text:p>SQNR</text:p>
          </table:table-cell>
          <table:table-cell table:style-name="Default" office:value-type="string" calcext:value-type="string">
            <text:p>stopień kompresji</text:p>
          </table:table-cell>
          <table:table-cell/>
          <table:table-cell office:value-type="string" calcext:value-type="string">
            <text:p>L</text:p>
          </table:table-cell>
          <table:table-cell table:formula="of:=([.F2]/8)*([.G2]/8)" office:value-type="float" office:value="3720" calcext:value-type="float">
            <text:p>3720</text:p>
          </table:table-cell>
          <table:table-cell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$F$5]/([.$G$6]*[.A4])" office:value-type="float" office:value="62.9175475687104" calcext:value-type="float">
            <text:p>62.92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.03" calcext:value-type="float">
            <text:p>14.03</text:p>
          </table:table-cell>
          <table:table-cell table:formula="of:=[.$F$5]/([.$G$6]*[.A5])" office:value-type="float" office:value="31.4587737843552" calcext:value-type="float">
            <text:p>31.46</text:p>
          </table:table-cell>
          <table:table-cell/>
          <table:table-cell office:value-type="string" calcext:value-type="string">
            <text:p>Iwe</text:p>
          </table:table-cell>
          <table:table-cell table:formula="of:=64*[.F3]" office:value-type="float" office:value="238080" calcext:value-type="float">
            <text:p>238080</text:p>
          </table:table-cell>
          <table:table-cell table:number-columns-repeated="2"/>
          <table:table-cell table:formula="of:=[.F5]/[.G6]" office:value-type="float" office:value="62.9175475687104" calcext:value-type="float">
            <text:p>62.917547568710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6.24" calcext:value-type="float">
            <text:p>16.24</text:p>
          </table:table-cell>
          <table:table-cell table:formula="of:=[.$F$5]/([.$G$6]*[.A6])" office:value-type="float" office:value="20.9725158562368" calcext:value-type="float">
            <text:p>20.97</text:p>
          </table:table-cell>
          <table:table-cell/>
          <table:table-cell office:value-type="string" calcext:value-type="string">
            <text:p>Iwy</text:p>
          </table:table-cell>
          <table:table-cell office:value-type="string" calcext:value-type="string">
            <text:p>3720p+64p</text:p>
          </table:table-cell>
          <table:table-cell table:formula="of:=3720+64" office:value-type="float" office:value="3784" calcext:value-type="float">
            <text:p>3784</text:p>
          </table:table-cell>
          <table:table-cell table:number-columns-repeated="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17.04" calcext:value-type="float">
            <text:p>17.04</text:p>
          </table:table-cell>
          <table:table-cell table:formula="of:=[.$F$5]/([.$G$6]*[.A7])" office:value-type="float" office:value="15.7293868921776" calcext:value-type="float">
            <text:p>15.73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.94" calcext:value-type="float">
            <text:p>17.94</text:p>
          </table:table-cell>
          <table:table-cell table:formula="of:=[.$F$5]/([.$G$6]*[.A8])" office:value-type="float" office:value="12.5835095137421" calcext:value-type="float">
            <text:p>12.58</text:p>
          </table:table-cell>
          <table:table-cell table:number-columns-repeated="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43" calcext:value-type="float">
            <text:p>20.43</text:p>
          </table:table-cell>
          <table:table-cell table:formula="of:=[.$F$5]/([.$G$6]*[.A9])" office:value-type="float" office:value="6.29175475687104" calcext:value-type="float">
            <text:p>6.29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1.7" calcext:value-type="float">
            <text:p>21.7</text:p>
          </table:table-cell>
          <table:table-cell table:formula="of:=[.$F$5]/([.$G$6]*[.A10])" office:value-type="float" office:value="4.19450317124736" calcext:value-type="float">
            <text:p>4.19</text:p>
          </table:table-cell>
          <table:table-cell table:number-columns-repeated="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.64" calcext:value-type="float">
            <text:p>22.64</text:p>
          </table:table-cell>
          <table:table-cell table:formula="of:=[.$F$5]/([.$G$6]*[.A11])" office:value-type="float" office:value="3.14587737843552" calcext:value-type="float">
            <text:p>3.15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table:formula="of:=[.$F$5]/([.$G$6]*[.A12])" office:value-type="float" office:value="2.51670190274841" calcext:value-type="float">
            <text:p>2.52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4.39" calcext:value-type="float">
            <text:p>24.39</text:p>
          </table:table-cell>
          <table:table-cell table:formula="of:=[.$F$5]/([.$G$6]*[.A13])" office:value-type="float" office:value="2.09725158562368" calcext:value-type="float">
            <text:p>2.1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5.37" calcext:value-type="float">
            <text:p>25.37</text:p>
          </table:table-cell>
          <table:table-cell table:formula="of:=[.$F$5]/([.$G$6]*[.A14])" office:value-type="float" office:value="1.79764421624887" calcext:value-type="float">
            <text:p>1.8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6.47" calcext:value-type="float">
            <text:p>26.47</text:p>
          </table:table-cell>
          <table:table-cell table:formula="of:=[.$F$5]/([.$G$6]*[.A15])" office:value-type="float" office:value="1.57293868921776" calcext:value-type="float">
            <text:p>1.57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7.76" calcext:value-type="float">
            <text:p>27.76</text:p>
          </table:table-cell>
          <table:table-cell table:formula="of:=[.$F$5]/([.$G$6]*[.A16])" office:value-type="float" office:value="1.39816772374912" calcext:value-type="float">
            <text:p>1.4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35.28" calcext:value-type="float">
            <text:p>35.28</text:p>
          </table:table-cell>
          <table:table-cell table:formula="of:=[.$F$5]/([.$G$6]*[.A17])" office:value-type="float" office:value="1.04862579281184" calcext:value-type="float">
            <text:p>1.05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46.76" calcext:value-type="float">
            <text:p>46.76</text:p>
          </table:table-cell>
          <table:table-cell table:formula="of:=[.$F$5]/([.$G$6]*[.A18])" office:value-type="float" office:value="0.983086680761099" calcext:value-type="float">
            <text:p>0.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0:34:12.198967639</meta:creation-date>
    <dc:date>2023-01-11T10:57:09.464606604</dc:date>
    <meta:editing-duration>PT10M35S</meta:editing-duration>
    <meta:editing-cycles>2</meta:editing-cycles>
    <meta:generator>LibreOffice/7.1.7.2$Linux_X86_64 LibreOffice_project/10$Build-2</meta:generator>
    <meta:document-statistic meta:table-count="1" meta:cell-count="58" meta:object-count="0"/>
  </office:meta>
</office:document-meta>
</file>